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1" style:family="text">
      <style:text-properties officeooo:rsid="001230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gorithm InsertionSort</text:p>
      <text:p text:style-name="Standard"/>
      <text:p text:style-name="Standard">1. For i :<text:span text:style-name="T1">=</text:span> 1 to length of arr - 1 do</text:p>
      <text:p text:style-name="Standard"><text:s text:c="4"/>1. Set key :<text:span text:style-name="T1">=</text:span> arr[i]</text:p>
      <text:p text:style-name="Standard"><text:s text:c="4"/>2. Set j :<text:span text:style-name="T1">=</text:span> i - 1</text:p>
      <text:p text:style-name="Standard"><text:s text:c="4"/></text:p>
      <text:p text:style-name="Standard"><text:s text:c="4"/>3. While j ≥ 0 and arr[j] &gt; key do</text:p>
      <text:p text:style-name="Standard"><text:s text:c="8"/>1. arr[j + 1] :<text:span text:style-name="T1">=</text:span> arr[j]</text:p>
      <text:p text:style-name="Standard"><text:s text:c="8"/>2. <text:span text:style-name="T1">j := j-1</text:span></text:p>
      <text:p text:style-name="Standard"><text:s text:c="4"/></text:p>
      <text:p text:style-name="Standard"><text:s text:c="4"/>4. arr[j + 1] :<text:span text:style-name="T1">=</text:span> key</text:p>
      <text:p text:style-name="Standard"/>
      <text:p text:style-name="Standard">End Algorith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5:35:05.018427037</meta:creation-date>
    <dc:date>2024-08-05T15:36:34.483058363</dc:date>
    <meta:editing-duration>PT1M29S</meta:editing-duration>
    <meta:editing-cycles>1</meta:editing-cycles>
    <meta:document-statistic meta:table-count="0" meta:image-count="0" meta:object-count="0" meta:page-count="1" meta:paragraph-count="11" meta:word-count="54" meta:character-count="238" meta:non-whitespace-character-count="153"/>
    <meta:generator>LibreOffice/24.2.3.2$Linux_X86_64 LibreOffice_project/420$Build-2</meta:generator>
  </office:meta>
</office:document-meta>
</file>